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text-properties fo:font-size="10pt" fo:font-style="normal" style:text-underline-style="none" fo:font-weight="normal" officeooo:rsid="0006d038" officeooo:paragraph-rsid="0006d038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text-properties fo:font-size="10pt" fo:font-style="normal" style:text-underline-style="none" fo:font-weight="normal" officeooo:rsid="001521e8" officeooo:paragraph-rsid="001521e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text-properties fo:font-size="10pt" officeooo:paragraph-rsid="001521e8" style:font-size-asian="10pt" style:font-size-complex="10pt"/>
    </style:style>
    <style:style style:name="P5" style:family="paragraph" style:parent-style-name="Standard">
      <style:text-properties fo:font-size="10pt" officeooo:rsid="00159adf" officeooo:paragraph-rsid="00159adf" style:font-size-asian="10pt" style:font-size-complex="10pt"/>
    </style:style>
    <style:style style:name="P6" style:family="paragraph" style:parent-style-name="Standard">
      <style:text-properties officeooo:paragraph-rsid="0006d038"/>
    </style:style>
    <style:style style:name="P7" style:family="paragraph" style:parent-style-name="Standard">
      <style:text-properties fo:font-size="10pt" fo:font-style="normal" style:text-underline-style="none" fo:font-weight="normal" officeooo:rsid="001521e8" officeooo:paragraph-rsid="001521e8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font-size="10pt" fo:font-style="normal" style:text-underline-style="none" fo:font-weight="normal" officeooo:rsid="0006d038" officeooo:paragraph-rsid="001521e8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fo:font-size="10pt" fo:font-style="normal" style:text-underline-style="none" fo:font-weight="normal" officeooo:rsid="00159adf" officeooo:paragraph-rsid="00159adf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officeooo:paragraph-rsid="0004f792"/>
    </style:style>
    <style:style style:name="P11" style:family="paragraph" style:parent-style-name="Standard">
      <style:text-properties officeooo:rsid="0019a31b" officeooo:paragraph-rsid="0019a31b"/>
    </style:style>
    <style:style style:name="T1" style:family="text">
      <style:text-properties style:text-position="super 58%" fo:font-size="10pt" fo:font-style="normal" style:text-underline-style="none" fo:font-weight="normal" officeooo:rsid="000f0938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text-position="super 58%" officeooo:rsid="00136abe"/>
    </style:style>
    <style:style style:name="T3" style:family="text">
      <style:text-properties officeooo:rsid="0008c3cf"/>
    </style:style>
    <style:style style:name="T4" style:family="text">
      <style:text-properties officeooo:rsid="000a19cc"/>
    </style:style>
    <style:style style:name="T5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style:text-underline-style="none" fo:font-weight="normal" officeooo:rsid="000f0938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none" fo:font-weight="normal" officeooo:rsid="00031b46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style:text-underline-style="none" fo:font-weight="normal" officeooo:rsid="0008c3cf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normal" style:text-underline-style="none" fo:font-weight="normal" officeooo:rsid="000c6d97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size="10pt" fo:font-style="normal" style:text-underline-style="none" fo:font-weight="normal" officeooo:rsid="0006d038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ize="10pt" fo:font-style="normal" style:text-underline-style="none" fo:font-weight="normal" officeooo:rsid="001521e8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fo:font-style="normal" style:text-underline-style="none" fo:font-weight="normal" officeooo:rsid="00159adf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0f0938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06d038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521e8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6f991" style:font-style-asian="normal" style:font-weight-asian="normal" style:font-style-complex="normal" style:font-weight-complex="normal"/>
    </style:style>
    <style:style style:name="T18" style:family="text">
      <style:text-properties officeooo:rsid="0010d720"/>
    </style:style>
    <style:style style:name="T19" style:family="text">
      <style:text-properties officeooo:rsid="00136abe"/>
    </style:style>
    <style:style style:name="T20" style:family="text">
      <style:text-properties officeooo:rsid="001521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04"/><text:span text:style-name="T3">Jonalyn Dolendo</text:span></text:p>
      <text:p text:style-name="P1"><text:s text:c="104"/>23 Brookside, Burbage</text:p>
      <text:p text:style-name="P1"><text:s text:c="104"/>Hinckley</text:p>
      <text:p text:style-name="P1"><text:s text:c="104"/>Leicestershire</text:p>
      <text:p text:style-name="P1"><text:s text:c="104"/>LE10 2TG</text:p>
      <text:p text:style-name="P1"><text:s text:c="104"/>mobile: 07957 613052</text:p>
      <text:p text:style-name="P1"><text:tab/><text:tab/><text:tab/><text:tab/><text:tab/><text:tab/><text:tab/> <text:s text:c="3"/><text:span text:style-name="T19">4</text:span><text:span text:style-name="T2">th</text:span><text:span text:style-name="T19"> October</text:span><text:span text:style-name="T4"> 202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actice Manager</text:p>
      <text:p text:style-name="P3">Burbage Surgery</text:p>
      <text:p text:style-name="P3">Tilton Road</text:p>
      <text:p text:style-name="P3">Burbage</text:p>
      <text:p text:style-name="P1">Leicestershire LE10 <text:span text:style-name="T20">2SE</text:span></text:p>
      <text:p text:style-name="P1"/>
      <text:p text:style-name="P1"/>
      <text:p text:style-name="P1"/>
      <text:p text:style-name="P1"/>
      <text:p text:style-name="P1"/>
      <text:p text:style-name="P1"/>
      <text:p text:style-name="P1">Dear sir madam,</text:p>
      <text:p text:style-name="P1"/>
      <text:p text:style-name="P1"/>
      <text:p text:style-name="P1"/>
      <text:p text:style-name="P10"><text:span text:style-name="T6">My </text:span><text:span text:style-name="T11">name is Jonalyn Grabillos Dolendo <text:s/>and I have been</text:span><text:span text:style-name="T5"> stay</text:span><text:span text:style-name="T8">ing</text:span><text:span text:style-name="T5"> </text:span><text:span text:style-name="T11">permanently </text:span><text:span text:style-name="T7">at the above address </text:span><text:span text:style-name="T11">with my partner Robert Baptie</text:span><text:span text:style-name="T5"> since 19/09/2023. </text:span><text:span text:style-name="T11">Robert is a member of <text:s/>the Burbage Surgery. We have a date of marriage set for </text:span><text:span text:style-name="T6">13</text:span><text:span text:style-name="T1">th</text:span><text:span text:style-name="T6"> February 2024.</text:span></text:p>
      <text:p text:style-name="P10"><text:span text:style-name="T6"/></text:p>
      <text:p text:style-name="P11"><text:span text:style-name="T6">T</text:span><text:span text:style-name="T5">his is a follow up note regarding proof of address. </text:span><text:span text:style-name="T11">I </text:span><text:span text:style-name="T5">now have council tax information and have enclosed a copy so that you may verify my address if required.</text:span></text:p>
      <text:p text:style-name="P8"><text:s/>. </text:p>
      <text:p text:style-name="P6"><text:span text:style-name="T9">For f</text:span><text:span text:style-name="T10">urther questions </text:span><text:span text:style-name="T9">or information </text:span><text:span text:style-name="T11">I</text:span><text:span text:style-name="T6"> can be reached at the above address.</text:span></text:p>
      <text:p text:style-name="P2"/>
      <text:p text:style-name="P2"/>
      <text:p text:style-name="P2"/>
      <text:p text:style-name="P2"/>
      <text:p text:style-name="P2">Sinc<text:span text:style-name="T18">er</text:span>ely</text:p>
      <text:p text:style-name="P2"/>
      <text:p text:style-name="P2"/>
      <text:p text:style-name="P2"/>
      <text:p text:style-name="P2"/>
      <text:p text:style-name="P2"/>
      <text:p text:style-name="P2"/>
      <text:p text:style-name="P2">Jonalyn Dolend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8T09:53:02.123478069</meta:creation-date>
    <dc:date>2023-10-07T09:22:32.784162306</dc:date>
    <meta:editing-duration>PT1H16M</meta:editing-duration>
    <meta:editing-cycles>15</meta:editing-cycles>
    <meta:generator>LibreOffice/6.4.7.2$Linux_X86_64 LibreOffice_project/40$Build-2</meta:generator>
    <meta:print-date>2023-10-07T09:23:09.614870896</meta:print-date>
    <meta:document-statistic meta:table-count="0" meta:image-count="0" meta:object-count="0" meta:page-count="1" meta:paragraph-count="19" meta:word-count="117" meta:character-count="1326" meta:non-whitespace-character-count="589"/>
  </office:meta>
</office:document-meta>
</file>